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a044" officeooo:paragraph-rsid="001ba044"/>
    </style:style>
    <style:style style:name="P2" style:family="paragraph" style:parent-style-name="Standard">
      <style:text-properties officeooo:rsid="001d0cfb" officeooo:paragraph-rsid="001d0cfb"/>
    </style:style>
    <style:style style:name="P3" style:family="paragraph" style:parent-style-name="Standard">
      <style:text-properties officeooo:rsid="001d0cfb" officeooo:paragraph-rsid="0022ac36"/>
    </style:style>
    <style:style style:name="P4" style:family="paragraph" style:parent-style-name="Standard">
      <style:text-properties officeooo:rsid="001d0cfb" officeooo:paragraph-rsid="0023bf3a"/>
    </style:style>
    <style:style style:name="P5" style:family="paragraph" style:parent-style-name="Standard">
      <style:text-properties officeooo:rsid="001ba044" officeooo:paragraph-rsid="001ba044"/>
    </style:style>
    <style:style style:name="P6" style:family="paragraph" style:parent-style-name="Standard">
      <style:text-properties officeooo:rsid="001ea788" officeooo:paragraph-rsid="001ea788"/>
    </style:style>
    <style:style style:name="P7" style:family="paragraph" style:parent-style-name="Standard">
      <style:text-properties officeooo:rsid="001ea788" officeooo:paragraph-rsid="001f76c8"/>
    </style:style>
    <style:style style:name="P8" style:family="paragraph" style:parent-style-name="Standard">
      <style:text-properties officeooo:rsid="0022ac36" officeooo:paragraph-rsid="0022ac36"/>
    </style:style>
    <style:style style:name="P9" style:family="paragraph" style:parent-style-name="Standard">
      <style:text-properties officeooo:rsid="0023bf3a" officeooo:paragraph-rsid="0023bf3a"/>
    </style:style>
    <style:style style:name="P10" style:family="paragraph" style:parent-style-name="Standard">
      <style:text-properties officeooo:rsid="0023bf3a" officeooo:paragraph-rsid="00251768"/>
    </style:style>
    <style:style style:name="T1" style:family="text">
      <style:text-properties officeooo:rsid="001f76c8"/>
    </style:style>
    <style:style style:name="T2" style:family="text">
      <style:text-properties officeooo:rsid="00210997"/>
    </style:style>
    <style:style style:name="T3" style:family="text">
      <style:text-properties officeooo:rsid="002517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nelo Testing</text:p>
      <text:p text:style-name="P1">Created By: Spencer Hoffa</text:p>
      <text:p text:style-name="P1">Contact: <text:a xlink:type="simple" xlink:href="mailto:Xnelo.productions@gmail.com">Xnelo.productions@gmail.com</text:a></text:p>
      <text:p text:style-name="P1"/>
      <text:p text:style-name="P2">----------------------------------------------</text:p>
      <text:p text:style-name="P2">Windows:</text:p>
      <text:p text:style-name="P2">----------------------------------------------</text:p>
      <text:p text:style-name="P2"/>
      <text:p text:style-name="P2">----------------------------------------------</text:p>
      <text:p text:style-name="P2">Linux</text:p>
      <text:p text:style-name="P2">----------------------------------------------</text:p>
      <text:p text:style-name="P2"/>
      <text:p text:style-name="P2">This library can be compiled using the included makefile. This makefile requires g++. It has only been tested on Ubuntu but should work with any GNU make program. Makefile targets are:</text:p>
      <text:p text:style-name="P2"/>
      <text:p text:style-name="P6">bin: <text:span text:style-name="T1">Builds all the components of this library. The static and shared libraries, as well as a statically linked example program and a dynamically linked example program (See Built Files Descriptions below).</text:span></text:p>
      <text:p text:style-name="P6"/>
      <text:p text:style-name="P6"><text:span text:style-name="T1">s</text:span>taticlib: <text:span text:style-name="T1">Builds the static library(libXneloTesting.a).</text:span></text:p>
      <text:p text:style-name="P6"/>
      <text:p text:style-name="P6">example: <text:span text:style-name="T1">Builds the example program(example). This version of the example program is linked statically.</text:span></text:p>
      <text:p text:style-name="P6"/>
      <text:p text:style-name="P7">sharedlib: <text:span text:style-name="T1">Builds the shared library(libXneloTesting.so).</text:span> </text:p>
      <text:p text:style-name="P6"/>
      <text:p text:style-name="P6">exampleshared: <text:span text:style-name="T1">Builds the example program(example_SHARED). This version of the example program dynamically linked.</text:span></text:p>
      <text:p text:style-name="P6"/>
      <text:p text:style-name="P6">runsharedexample: <text:span text:style-name="T2">Runs the dynamically linked example program</text:span></text:p>
      <text:p text:style-name="P6"/>
      <text:p text:style-name="P6">makedirs: <text:span text:style-name="T2">Makes all the directories needed to build this program.</text:span></text:p>
      <text:p text:style-name="P6"/>
      <text:p text:style-name="P6">clean: <text:span text:style-name="T2">Clean all of the intermediary files (.o, .os, .P, .Ps)</text:span></text:p>
      <text:p text:style-name="P6"/>
      <text:p text:style-name="P6">cleanall: <text:span text:style-name="T2">Cleans all of the intermediary files as well as the libraries and example programs</text:span></text:p>
      <text:p text:style-name="P6"/>
      <text:p text:style-name="P6">distclean: <text:span text:style-name="T2">Returns the project folder to the original state.</text:span></text:p>
      <text:p text:style-name="P6"/>
      <text:p text:style-name="P3">----------------------------------------------</text:p>
      <text:p text:style-name="P8">Build Files Descriptions</text:p>
      <text:p text:style-name="P3">----------------------------------------------</text:p>
      <text:p text:style-name="P3"/>
      <text:p text:style-name="P8">bin/example: A simple example program showing how to use Xnelo Testing. This version is statically linked.</text:p>
      <text:p text:style-name="P8"/>
      <text:p text:style-name="P8">bin/example_SHARED: A simple example program showing how to use Xnelo Testing. This version is dynamically linked.</text:p>
      <text:p text:style-name="P8"/>
      <text:p text:style-name="P8"><text:soft-page-break/>lib/libXneloTesting.a: The static Xnelo Testing library ready to be linked into your projects.</text:p>
      <text:p text:style-name="P8"/>
      <text:p text:style-name="P8">lib/libXneloTesting.so: The shared Xnelo Testing library ready to be linked into your projects.</text:p>
      <text:p text:style-name="P8"/>
      <text:p text:style-name="P8">obj: This folder contains all of the intermediary files used to build the libraries. The .o files are the intermediary files for the static library and the .os files are for the shared library.</text:p>
      <text:p text:style-name="P8"/>
      <text:p text:style-name="P8">obj/.deps: This folder contains all of the dependencies files for each file. <text:s/>The .P files are for the static library and the .Ps are for the shared library.</text:p>
      <text:p text:style-name="P8"/>
      <text:p text:style-name="P8">include: This contains all of the header files for the library. You should only include Testing.hpp. This will include all of the header files you need to use this library.</text:p>
      <text:p text:style-name="P8"/>
      <text:p text:style-name="P8">source: This contains all of the source files for the Xnelo Testing library.</text:p>
      <text:p text:style-name="P8"/>
      <text:p text:style-name="P8">Example: This contains main.cpp which is the source file for the example program.</text:p>
      <text:p text:style-name="P8"/>
      <text:p text:style-name="P4">----------------------------------------------</text:p>
      <text:p text:style-name="P9">License</text:p>
      <text:p text:style-name="P4">----------------------------------------------</text:p>
      <text:p text:style-name="P4"/>
      <text:p text:style-name="P10">This library is released under the zlib/libpng License. <text:span text:style-name="T3">You may use this library for any purpose even comercial purposes subject to the restrictions below:</text:span></text:p>
      <text:p text:style-name="P9"/>
      <text:p text:style-name="Standard">The zlib/libpng License</text:p>
      <text:p text:style-name="Standard"/>
      <text:p text:style-name="Standard">Copyright (c) <text:span text:style-name="T3">2014</text:span> <text:span text:style-name="T3">Spencer Hoffa</text:span></text:p>
      <text:p text:style-name="Standard">This software is provided 'as-is', without any express or implied warranty. In no event will the authors be held liable for any damages arising from the use of this software.Permission is granted to anyone to use this software for any purpose, including commercial applications, and to alter it and redistribute it freely, subject to the following restrictions:</text:p>
      <text:p text:style-name="Standard"/>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
      <text:p text:style-name="Standard">2. Altered source versions must be plainly marked as such, and must not be misrepresented as being the original software.</text:p>
      <text:p text:style-name="Standard"/>
      <text:p text:style-name="Standard">3. This notice may not be removed or altered from any source distribu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1"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3:10:19.803028069</meta:creation-date>
    <dc:date>2014-10-15T03:29:53.640855177</dc:date>
    <meta:editing-duration>PT13M56S</meta:editing-duration>
    <meta:editing-cycles>9</meta:editing-cycles>
    <meta:generator>LibreOffice/4.1.4.2$Linux_X86_64 LibreOffice_project/0a0440ccc0227ad9829de5f46be37cfb6edcf72</meta:generator>
    <meta:document-statistic meta:table-count="0" meta:image-count="0" meta:object-count="0" meta:page-count="2" meta:paragraph-count="42" meta:word-count="513" meta:character-count="3643" meta:non-whitespace-character-count="3170"/>
  </office:meta>
</office:document-meta>
</file>